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fill-color="#ffff00" fo:min-height="8.88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00"/>
    </style:style>
    <style:style style:name="P5" style:family="paragraph">
      <style:text-properties fo:color="#2e2706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0000" loext:opacity="100%" fo:font-weight="bold" fo:background-color="transparent" style:font-weight-asian="bold" style:font-weight-complex="bold"/>
    </style:style>
    <style:style style:name="T9" style:family="text">
      <style:text-properties fo:color="#2e270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5cm" svg:y="6cm" presentation:class="title" presentation:user-transformed="true">
          <draw:text-box>
            <text:p text:style-name="P1"><text:span text:style-name="T1">Tools and Components of Jits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troduction to Jitsi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Overview</text:span></text:p>
              </text:list-header>
              <text:list-item>
                <text:p>Open-source video conferencing suite</text:p>
              </text:list-item>
              <text:list-item>
                <text:p>Provides a comprehensive communication solu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Jitsi Meet</text:span>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Definition</text:span><text:span text:style-name="T3">: A WebRTC-based open-source video conferencing tool </text:span><text:span text:style-name="T3">that allows users to hold multi-party video meetings with ease.</text:span></text:p>
                <text:p text:style-name="P3"><text:span text:style-name="T4">Features</text:span><text:span text:style-name="T5">:</text:span></text:p>
              </text:list-item>
              <text:list-item>
                <text:p text:style-name="P3"><text:span text:style-name="T3"><text:s text:c="4"/></text:span><text:span text:style-name="T3">Multi-party video conferencing</text:span></text:p>
              </text:list-item>
              <text:list-item>
                <text:p text:style-name="P3"><text:span text:style-name="T3"><text:s text:c="4"/></text:span><text:span text:style-name="T3">Screen sharing</text:span></text:p>
              </text:list-item>
              <text:list-item>
                <text:p text:style-name="P3"><text:span text:style-name="T3"><text:s text:c="4"/></text:span><text:span text:style-name="T3">Integrated chat</text:span></text:p>
              </text:list-item>
              <text:list-item>
                <text:p text:style-name="P3"><text:span text:style-name="T3"><text:s text:c="4"/></text:span><text:span text:style-name="T3">No account requir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Jitsi Videobridge and Prosody</text:span></text:p>
          </draw:text-box>
        </draw:frame>
        <draw:frame presentation:style-name="pr4" draw:text-style-name="P4" draw:layer="layout" svg:width="26.1cm" svg:height="11.815cm" svg:x="1.4cm" svg:y="3.5cm" presentation:class="outline" presentation:user-transformed="true">
          <draw:text-box>
            <text:list text:style-name="L2">
              <text:list-header>
                <text:p><text:span text:style-name="T6">Jitsi Videobridge</text:span></text:p>
                <text:p><text:span text:style-name="T1">Definition</text:span>: A media server that handles the routing of video streams among participants in a Jitsi Meet <text:tab/><text:tab/><text:tab/><text:tab/><text:tab/><text:tab/> <text:s text:c="13"/>conference.</text:p>
                <text:p/>
                <text:p><text:s/><text:span text:style-name="T7">Features</text:span>:</text:p>
              </text:list-header>
              <text:list-item>
                <text:p><text:s/>Optimizes bandwidth by only sending video to participants who need it</text:p>
              </text:list-item>
              <text:list-item>
                <text:p><text:s/>Scalable to support large numbers of participants</text:p>
                <text:p><text:span text:style-name="T8"/></text:p>
                <text:p><text:span text:style-name="T8">Prosody</text:span></text:p>
                <text:p><text:span text:style-name="T1">Definition</text:span>: An XMPP server used by Jitsi for managing user connections and communication channels.</text:p>
                <text:p/>
                <text:p><text:span text:style-name="T7">Features</text:span>:</text:p>
              </text:list-item>
              <text:list-item>
                <text:p>Lightweight and efficient</text:p>
              </text:list-item>
              <text:list-item>
                <text:p>Supports real-time messaging and pres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371cm" presentation:class="title" presentation:user-transformed="true">
          <draw:text-box>
            <text:p text:style-name="P1"><text:span text:style-name="T1">Jicofo and Jibri</text:span></text:p>
          </draw:text-box>
        </draw:frame>
        <draw:frame presentation:style-name="pr3" draw:layer="layout" svg:width="26.5cm" svg:height="12.5cm" svg:x="1cm" svg:y="3cm" presentation:class="outline" presentation:user-transformed="true">
          <draw:text-box>
            <text:list text:style-name="L2">
              <text:list-header>
                <text:p><text:span text:style-name="T6">Jicofo</text:span></text:p>
                <text:p><text:span text:style-name="T1">Definition</text:span>: Jitsi Conference Focus, the central component that manages video conferencing sessions, <text:tab/><text:tab/><text:tab/><text:tab/><text:tab/>handling signaling and participant interaction.</text:p>
                <text:p/>
                <text:p><text:s/><text:span text:style-name="T7">Features</text:span>:</text:p>
              </text:list-header>
              <text:list-item>
                <text:p><text:s/>Controls the overall conference</text:p>
              </text:list-item>
              <text:list-item>
                <text:p><text:s/>Manages participant joins and leaves</text:p>
                <text:p/>
                <text:p><text:span text:style-name="T6">Jibri</text:span></text:p>
                <text:p><text:span text:style-name="T1">Definition</text:span>: Jitsi BRoadcasting Infrastructure, a service for recording and live streaming Jitsi Meet <text:tab/><text:tab/><text:tab/><text:tab/><text:tab/><text:tab/><text:tab/> <text:s text:c="2"/>sessions.</text:p>
                <text:p/>
                <text:p><text:span text:style-name="T7">Features:</text:span></text:p>
              </text:list-item>
              <text:list-item>
                <text:p><text:s/>Records meetings for later use</text:p>
              </text:list-item>
              <text:list-item>
                <text:p><text:s/>Streams live to platforms like YouTub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<text:s/></text:span><text:span text:style-name="T1">NGINX, Let's Encrypt</text:span></text:p>
          </draw:text-box>
        </draw:frame>
        <draw:frame presentation:style-name="pr3" draw:layer="layout" svg:width="26.1cm" svg:height="11.815cm" svg:x="1.4cm" svg:y="3.685cm" presentation:class="outline" presentation:user-transformed="true">
          <draw:text-box>
            <text:list text:style-name="L2">
              <text:list-header>
                <text:p><text:span text:style-name="T6">NGINX</text:span></text:p>
                <text:p><text:span text:style-name="T1">Definition</text:span>: A high-performance web server used to handle HTTPS requests for Jitsi Meet.</text:p>
                <text:p/>
                <text:p><text:span text:style-name="T7">Features</text:span>:</text:p>
              </text:list-header>
            </text:list>
            <text:list text:style-name="L3">
              <text:list-item>
                <text:p>Efficient handling of multiple simultaneous connections</text:p>
              </text:list-item>
              <text:list-item>
                <text:p>Load balancing and reverse proxy capabilities</text:p>
                <text:p/>
              </text:list-item>
            </text:list>
            <text:list text:style-name="L2">
              <text:list-header>
                <text:p><text:span text:style-name="T6">Let's Encrypt</text:span></text:p>
                <text:p><text:span text:style-name="T1">Definition</text:span>: A free, automated, and open certificate authority that provides SSL/TLS certificates.</text:p>
                <text:p/>
                <text:p><text:span text:style-name="T7">Features</text:span>:</text:p>
              </text:list-header>
              <text:list-item>
                <text:p><text:s/>Automates the process of obtaining and renewing certificates</text:p>
              </text:list-item>
              <text:list-item>
                <text:p><text:s/>Enhances security by enabling HTT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onclusion</text:span>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<text:s/></text:span><text:span text:style-name="T3">Summary of Jitsi tools and components</text:span></text:p>
              </text:list-item>
              <text:list-item>
                <text:p text:style-name="P3"><text:span text:style-name="T3">Each plays a crucial role in delivering a comprehensive sol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2.629cm" svg:x="2cm" svg:y="6cm" presentation:class="title" presentation:user-transformed="true">
          <draw:text-box>
            <text:p text:style-name="P5"><text:span text:style-name="T9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7T10:58:37.193177312</meta:creation-date>
    <dc:date>2024-05-27T12:15:28.615421867</dc:date>
    <meta:editing-duration>PT55M12S</meta:editing-duration>
    <meta:editing-cycles>2</meta:editing-cycles>
    <meta:generator>LibreOffice/7.3.7.2$Linux_X86_64 LibreOffice_project/30$Build-2</meta:generator>
    <meta:document-statistic meta:object-count="51"/>
  </office:meta>
</office:document-meta>
</file>